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ゴシック Light" svg:font-family="'游ゴシック Light'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P1" style:family="paragraph" style:parent-style-name="Heading_20_1">
      <style:text-properties fo:font-size="12pt" fo:font-weight="normal" style:font-name-asian="游ゴシック Light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officeooo:rsid="00092019" officeooo:paragraph-rsid="00092019" style:font-name-asian="游明朝"/>
    </style:style>
    <style:style style:name="P4" style:family="paragraph" style:parent-style-name="Text_20_body">
      <style:text-properties officeooo:rsid="00092019" officeooo:paragraph-rsid="00092019" style:font-name-asian="游明朝"/>
    </style:style>
    <style:style style:name="P5" style:family="paragraph" style:parent-style-name="Text_20_body" style:list-style-name="L2">
      <style:text-properties officeooo:rsid="00092019" officeooo:paragraph-rsid="00092019" style:font-name-asian="游明朝"/>
    </style:style>
    <style:style style:name="P6" style:family="paragraph" style:parent-style-name="Text_20_body" style:list-style-name="L3">
      <style:text-properties officeooo:rsid="00092019" officeooo:paragraph-rsid="00092019" style:font-name-asian="游明朝"/>
    </style:style>
    <style:style style:name="P7" style:family="paragraph" style:parent-style-name="Text_20_body" style:list-style-name="L4">
      <style:text-properties officeooo:rsid="00092019" officeooo:paragraph-rsid="00092019" style:font-name-asian="游明朝"/>
    </style:style>
    <style:style style:name="P8" style:family="paragraph" style:parent-style-name="Text_20_body">
      <style:text-properties fo:font-weight="normal" style:font-name-asian="游明朝" style:font-weight-asian="normal" style:font-weight-complex="normal"/>
    </style:style>
    <style:style style:name="P9" style:family="paragraph" style:parent-style-name="Text_20_body" style:list-style-name="L5">
      <style:text-properties style:font-name="游明朝" officeooo:rsid="00092019" officeooo:paragraph-rsid="00092019" style:font-name-asian="游明朝"/>
    </style:style>
    <style:style style:name="P10" style:family="paragraph" style:parent-style-name="Text_20_body">
      <style:text-properties style:font-name="Liberation Sans" fo:font-size="12pt" fo:font-weight="normal" officeooo:rsid="00092019" officeooo:paragraph-rsid="00092019" style:font-name-asian="游ゴシック Light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游ゴシック Light" fo:font-size="16pt" style:font-name-asian="游ゴシック Light" style:font-size-asian="16pt" style:font-size-complex="16pt"/>
    </style:style>
    <style:style style:name="T2" style:family="text">
      <style:text-properties style:font-name="游ゴシック Light" fo:font-size="16pt" officeooo:rsid="00092019" style:font-name-asian="游ゴシック Light" style:font-size-asian="16pt" style:font-size-complex="16pt"/>
    </style:style>
    <style:style style:name="T3" style:family="text">
      <style:text-properties style:font-name="游ゴシック Light" fo:font-size="12pt" fo:font-weight="normal" style:font-name-asian="游ゴシック Light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Liberation Sans" fo:font-size="12pt" fo:font-weight="normal" style:font-name-asian="游ゴシック Light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游明朝" fo:font-size="12pt" fo:font-weight="normal" style:font-name-asian="游ゴシック Light" style:font-size-asian="12pt" style:font-weight-asian="normal" style:font-name-complex="Arial1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ロングトーンセルフチェックシート</text:span><text:span text:style-name="T2">(仮)</text:span></text:h>
      <text:p text:style-name="P8">ロングトーンをする上での一つの指標とするとよいだろう。</text:p>
      <text:h text:style-name="P1" text:outline-level="1">音の鳴り</text:h>
      <text:list text:style-name="L1">
        <text:list-item>
          <text:p text:style-name="P3">楽器を鳴らせているか。</text:p>
        </text:list-item>
        <text:list-item>
          <text:p text:style-name="P3">目標としている音量で「聞こえる」か。</text:p>
        </text:list-item>
      </text:list>
      <text:p text:style-name="P10">音形</text:p>
      <text:list text:style-name="L2">
        <text:list-item>
          <text:p text:style-name="P5">単純な、直線で構成されたような図形になっているか。</text:p>
        </text:list-item>
        <text:list-item>
          <text:p text:style-name="P5">最後まで息を保ち、擦れた音になっていないか。</text:p>
        </text:list-item>
      </text:list>
      <text:p text:style-name="P10">音色</text:p>
      <text:list text:style-name="L3">
        <text:list-item>
          <text:p text:style-name="P6">楽器の音色を出せているか。</text:p>
        </text:list-item>
        <text:list-item>
          <text:p text:style-name="P6">理想とする音色に近づいている、あるいは出せているか。</text:p>
        </text:list-item>
      </text:list>
      <text:p text:style-name="P4"><text:span text:style-name="T4">音程</text:span><text:span text:style-name="T3">/</text:span><text:span text:style-name="T4">音高</text:span></text:p>
      <text:list xml:id="list2224186611" text:style-name="L4">
        <text:list-item>
          <text:p text:style-name="P7">正しい音程、あるいは音高か。</text:p>
        </text:list-item>
        <text:list-item>
          <text:p text:style-name="P7">(ビブラートを除いて)音高が揺れていないか。</text:p>
        </text:list-item>
      </text:list>
      <text:p text:style-name="P10">呼吸</text:p>
      <text:list xml:id="list2552589286" text:style-name="L5">
        <text:list-item>
          <text:p text:style-name="P9">息を十分に吸えているのか。</text:p>
        </text:list-item>
        <text:list-item>
          <text:p text:style-name="P9">息は1mや3m先まで流れているか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ゴシック Light" svg:font-family="'游ゴシック Light'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1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5T07:40:17.571000000</meta:creation-date>
    <dc:date>2023-01-05T07:53:41.593000000</dc:date>
    <meta:editing-duration>PT13M24S</meta:editing-duration>
    <meta:editing-cycles>1</meta:editing-cycles>
    <meta:document-statistic meta:table-count="0" meta:image-count="0" meta:object-count="0" meta:page-count="1" meta:paragraph-count="17" meta:word-count="250" meta:character-count="252" meta:non-whitespace-character-count="252"/>
    <meta:generator>LibreOffice/7.4.3.2$Windows_X86_64 LibreOffice_project/1048a8393ae2eeec98dff31b5c133c5f1d08b890</meta:generator>
  </office:meta>
</office:document-meta>
</file>